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ans1" svg:font-family="'Liberation Sans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производительность" style:family="table">
      <style:table-properties style:width="7.1667in" table:align="margins" style:writing-mode="lr-tb"/>
    </style:style>
    <style:style style:name="производительность.A" style:family="table-column">
      <style:table-column-properties style:column-width="1.5729in" style:rel-column-width="14385*"/>
    </style:style>
    <style:style style:name="производительность.B" style:family="table-column">
      <style:table-column-properties style:column-width="1.3979in" style:rel-column-width="12786*"/>
    </style:style>
    <style:style style:name="производительность.C" style:family="table-column">
      <style:table-column-properties style:column-width="1.3986in" style:rel-column-width="12788*"/>
    </style:style>
    <style:style style:name="производительность.E" style:family="table-column">
      <style:table-column-properties style:column-width="1.3986in" style:rel-column-width="12787*"/>
    </style:style>
    <style:style style:name="производительность.A1" style:family="table-cell">
      <style:table-cell-properties fo:padding="0.0382in" fo:border-left="0.05pt solid #000000" fo:border-right="none" fo:border-top="0.05pt solid #000000" fo:border-bottom="0.05pt solid #000000"/>
    </style:style>
    <style:style style:name="производительность.D1" style:family="table-cell">
      <style:table-cell-properties fo:padding="0.0382in" fo:border="0.05pt solid #000000"/>
    </style:style>
    <style:style style:name="производительность.A2" style:family="table-cell">
      <style:table-cell-properties fo:padding="0.0382in" fo:border-left="0.05pt solid #000000" fo:border-right="none" fo:border-top="none" fo:border-bottom="0.05pt solid #000000"/>
    </style:style>
    <style:style style:name="производительность.E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-asian="Calibri1" style:font-name-complex="Calibri1"/>
    </style:style>
    <style:style style:name="P3" style:family="paragraph" style:parent-style-name="Standard">
      <style:text-properties fo:font-size="12pt" fo:font-weight="bold" style:font-name-asian="Calibri1" style:font-size-asian="12pt" style:font-weight-asian="bold" style:font-name-complex="Calibri1" style:font-size-complex="12pt" style:font-weight-complex="bold"/>
    </style:style>
    <style:style style:name="P4" style:family="paragraph" style:parent-style-name="Standard">
      <style:paragraph-properties fo:break-before="page"/>
      <style:text-properties officeooo:paragraph-rsid="001a5d82"/>
    </style:style>
    <style:style style:name="P5" style:family="paragraph" style:parent-style-name="Standard">
      <style:paragraph-properties fo:margin-top="0in" fo:margin-bottom="0in" loext:contextual-spacing="false"/>
      <style:text-properties fo:font-size="12pt" fo:font-weight="bold" officeooo:paragraph-rsid="001e7070" style:font-name-asian="Calibri1" style:font-size-asian="12pt" style:font-weight-asian="bold" style:font-name-complex="Calibri1" style:font-size-complex="12pt" style:font-weight-complex="bold"/>
    </style:style>
    <style:style style:name="P6" style:family="paragraph" style:parent-style-name="Heading_20_4">
      <style:text-properties fo:font-size="12pt" fo:font-weight="bold" style:font-name-asian="Calibri1" style:font-size-asian="12pt" style:font-weight-asian="bold" style:font-name-complex="Calibri1" style:font-size-complex="12pt" style:font-weight-complex="bold"/>
    </style:style>
    <style:style style:name="P7" style:family="paragraph" style:parent-style-name="Standard" style:master-page-name="Standard">
      <style:paragraph-properties fo:text-align="center" style:justify-single-word="false" style:page-number="auto"/>
      <style:text-properties fo:language="en" fo:country="US"/>
    </style:style>
    <style:style style:name="P8" style:family="paragraph" style:parent-style-name="Standard">
      <style:paragraph-properties fo:margin-top="0in" fo:margin-bottom="0in" loext:contextual-spacing="false" fo:line-height="100%"/>
      <style:text-properties fo:font-size="10pt" fo:language="en" fo:country="US" fo:font-weight="normal" officeooo:rsid="00298460" officeooo:paragraph-rsid="0024bf29" style:font-name-asian="Calibri1" style:font-size-asian="8.75pt" style:font-weight-asian="normal" style:font-name-complex="Calibri1" style:font-size-complex="10pt" style:font-weight-complex="normal"/>
    </style:style>
    <style:style style:name="P9" style:family="paragraph" style:parent-style-name="Standard">
      <style:paragraph-properties fo:margin-top="0in" fo:margin-bottom="0in" loext:contextual-spacing="false"/>
      <style:text-properties fo:font-size="12pt" fo:font-weight="bold" officeooo:paragraph-rsid="001e7070" style:font-name-asian="Calibri1" style:font-size-asian="12pt" style:font-weight-asian="bold" style:font-name-complex="Calibri1" style:font-size-complex="12pt" style:font-weight-complex="bold"/>
    </style:style>
    <style:style style:name="P10" style:family="paragraph" style:parent-style-name="Standard">
      <style:paragraph-properties fo:margin-top="0in" fo:margin-bottom="0in" loext:contextual-spacing="false"/>
      <style:text-properties fo:font-size="12pt" fo:font-weight="normal" officeooo:rsid="00318236" officeooo:paragraph-rsid="00318236" style:font-name-asian="Calibri1" style:font-size-asian="12pt" style:font-weight-asian="normal" style:font-name-complex="Calibri1" style:font-size-complex="12pt" style:font-weight-complex="normal"/>
    </style:style>
    <style:style style:name="P11" style:family="paragraph" style:parent-style-name="Standard">
      <style:paragraph-properties fo:margin-top="0in" fo:margin-bottom="0in" loext:contextual-spacing="false"/>
      <style:text-properties officeooo:paragraph-rsid="00359875"/>
    </style:style>
    <style:style style:name="P12" style:family="paragraph" style:parent-style-name="Standard">
      <style:paragraph-properties fo:margin-top="0in" fo:margin-bottom="0in" loext:contextual-spacing="false" fo:break-before="page"/>
      <style:text-properties fo:font-size="12pt" fo:font-weight="bold" officeooo:rsid="0024bf29" officeooo:paragraph-rsid="0024bf29" style:font-name-asian="Calibri1" style:font-size-asian="12pt" style:font-weight-asian="bold" style:font-name-complex="Calibri1" style:font-size-complex="12pt" style:font-weight-complex="bold"/>
    </style:style>
    <style:style style:name="P13" style:family="paragraph" style:parent-style-name="Standard" style:list-style-name="L3">
      <loext:graphic-properties draw:fill="none"/>
      <style:paragraph-properties fo:margin-top="0in" fo:margin-bottom="0.111in" loext:contextual-spacing="false" fo:line-height="108%" fo:text-align="start" style:justify-single-word="false" fo:orphans="2" fo:widows="2" fo:hyphenation-ladder-count="no-limit" fo:background-color="transparent" style:writing-mode="lr-tb"/>
      <style:text-properties officeooo:rsid="0033b135" officeooo:paragraph-rsid="0033b135" style:font-name-asian="Calibri1" style:font-name-complex="Calibri1" fo:hyphenate="false" fo:hyphenation-remain-char-count="2" fo:hyphenation-push-char-count="2"/>
    </style:style>
    <style:style style:name="P14" style:family="paragraph" style:parent-style-name="Standard">
      <loext:graphic-properties draw:fill="none"/>
      <style:paragraph-properties fo:margin-top="0in" fo:margin-bottom="0.111in" loext:contextual-spacing="false" fo:line-height="108%" fo:text-align="start" style:justify-single-word="false" fo:orphans="2" fo:widows="2" fo:hyphenation-ladder-count="no-limit" fo:background-color="transparent" style:writing-mode="lr-tb"/>
      <style:text-properties officeooo:rsid="0033b135" officeooo:paragraph-rsid="0033b135" style:font-name-asian="Calibri1" style:font-name-complex="Calibri1" fo:hyphenate="false" fo:hyphenation-remain-char-count="2" fo:hyphenation-push-char-count="2"/>
    </style:style>
    <style:style style:name="P15" style:family="paragraph" style:parent-style-name="Standard">
      <loext:graphic-properties draw:fill="none"/>
      <style:paragraph-properties fo:margin-top="0in" fo:margin-bottom="0.111in" loext:contextual-spacing="false" fo:line-height="108%" fo:text-align="start" style:justify-single-word="false" fo:orphans="2" fo:widows="2" fo:hyphenation-ladder-count="no-limit" fo:background-color="transparent" style:writing-mode="lr-tb"/>
      <style:text-properties officeooo:rsid="00354956" officeooo:paragraph-rsid="00354956" style:font-name-asian="Calibri1" style:font-name-complex="Calibri1" fo:hyphenate="false" fo:hyphenation-remain-char-count="2" fo:hyphenation-push-char-count="2"/>
    </style:style>
    <style:style style:name="P16" style:family="paragraph" style:parent-style-name="Standard" style:master-page-name="">
      <loext:graphic-properties draw:fill="none"/>
      <style:paragraph-properties fo:margin-top="0in" fo:margin-bottom="0.111in" loext:contextual-spacing="false" fo:line-height="108%" fo:text-align="start" style:justify-single-word="false" fo:orphans="2" fo:widows="2" fo:hyphenation-ladder-count="no-limit" style:page-number="auto" fo:background-color="transparent" style:writing-mode="lr-tb"/>
      <style:text-properties officeooo:rsid="0033b135" officeooo:paragraph-rsid="0033b135" style:font-name-asian="Calibri1" style:font-name-complex="Calibri1" fo:hyphenate="false" fo:hyphenation-remain-char-count="2" fo:hyphenation-push-char-count="2"/>
    </style:style>
    <style:style style:name="P17" style:family="paragraph" style:parent-style-name="Text_20_body" style:list-style-name="L2"/>
    <style:style style:name="P18" style:family="paragraph" style:parent-style-name="Text_20_body" style:list-style-name="L2">
      <style:paragraph-properties fo:margin-top="0in" fo:margin-bottom="0in" loext:contextual-spacing="false"/>
    </style:style>
    <style:style style:name="P19" style:family="paragraph" style:parent-style-name="Text_20_body">
      <loext:graphic-properties draw:fill="none"/>
      <style:paragraph-properties fo:margin-left="0in" fo:margin-right="0in" fo:text-align="start" style:justify-single-word="false" fo:orphans="2" fo:widows="2" fo:hyphenation-ladder-count="no-limit" fo:text-indent="0in" style:auto-text-indent="false" fo:background-color="transparent" style:writing-mode="lr-tb"/>
      <style:text-properties fo:language="en" fo:country="US" fo:hyphenate="false" fo:hyphenation-remain-char-count="2" fo:hyphenation-push-char-count="2"/>
    </style:style>
    <style:style style:name="P20" style:family="paragraph" style:parent-style-name="List_20_Paragraph" style:list-style-name="WWNum1">
      <style:paragraph-properties fo:margin-left="0in" fo:margin-right="0in" fo:text-indent="0in" style:auto-text-indent="false"/>
    </style:style>
    <style:style style:name="P21" style:family="paragraph" style:parent-style-name="List_20_Paragraph" style:master-page-name="">
      <loext:graphic-properties draw:fill="none"/>
      <style:paragraph-properties fo:margin-left="0in" fo:margin-right="0in" fo:text-align="start" style:justify-single-word="false" fo:orphans="2" fo:widows="2" fo:hyphenation-ladder-count="no-limit" fo:text-indent="0in" style:auto-text-indent="false" style:page-number="auto" fo:background-color="transparent" style:writing-mode="lr-tb"/>
      <style:text-properties fo:language="en" fo:country="US" fo:hyphenate="false" fo:hyphenation-remain-char-count="2" fo:hyphenation-push-char-count="2"/>
    </style:style>
    <style:style style:name="P22" style:family="paragraph" style:parent-style-name="Table_20_Contents">
      <style:text-properties style:font-name-asian="Calibri1" style:font-name-complex="Calibri1" style:font-size-complex="12pt"/>
    </style:style>
    <style:style style:name="P23" style:family="paragraph" style:parent-style-name="Table_20_Contents">
      <style:text-properties officeooo:paragraph-rsid="0030a0e1" style:font-name-asian="Calibri1" style:font-name-complex="Calibri1" style:font-size-complex="12pt"/>
    </style:style>
    <style:style style:name="P24" style:family="paragraph" style:parent-style-name="Table_20_Contents">
      <style:text-properties officeooo:rsid="0030a0e1" officeooo:paragraph-rsid="0030a0e1" style:font-name-asian="Calibri1" style:font-name-complex="Calibri1" style:font-size-complex="12pt"/>
    </style:style>
    <style:style style:name="P25" style:family="paragraph" style:parent-style-name="Table_20_Contents">
      <style:text-properties officeooo:rsid="0030a0e1" officeooo:paragraph-rsid="0034939f" style:font-name-asian="Calibri1" style:font-name-complex="Calibri1" style:font-size-complex="12pt"/>
    </style:style>
    <style:style style:name="T1" style:family="text">
      <style:text-properties style:font-name-asian="Calibri1" style:font-name-complex="Calibri1"/>
    </style:style>
    <style:style style:name="T2" style:family="text">
      <style:text-properties officeooo:rsid="00107acc" style:font-name-asian="Calibri1" style:font-name-complex="Calibri1"/>
    </style:style>
    <style:style style:name="T3" style:family="text">
      <style:text-properties fo:font-size="12pt" fo:font-weight="bold" style:font-name-asian="Calibri1" style:font-size-asian="12pt" style:font-weight-asian="bold" style:font-name-complex="Calibri1" style:font-size-complex="12pt" style:font-weight-complex="bold"/>
    </style:style>
    <style:style style:name="T4" style:family="text">
      <style:text-properties fo:font-size="12pt" fo:font-weight="bold" officeooo:rsid="00298460" style:font-name-asian="Calibri1" style:font-size-asian="12pt" style:font-weight-asian="bold" style:font-name-complex="Calibri1" style:font-size-complex="12pt" style:font-weight-complex="bold"/>
    </style:style>
    <style:style style:name="T5" style:family="text">
      <style:text-properties fo:font-size="12pt" fo:font-weight="normal" officeooo:rsid="00318236" style:font-name-asian="Calibri1" style:font-size-asian="12pt" style:font-weight-asian="normal" style:font-name-complex="Calibri1" style:font-size-complex="12pt" style:font-weight-complex="normal"/>
    </style:style>
    <style:style style:name="T6" style:family="text">
      <style:text-properties officeooo:rsid="0024bf29"/>
    </style:style>
    <style:style style:name="T7" style:family="text">
      <style:text-properties officeooo:rsid="002ee5f5"/>
    </style:style>
    <style:style style:name="T8" style:family="text">
      <style:text-properties fo:font-size="10pt" fo:font-weight="normal" officeooo:rsid="0030b9a5" style:font-name-asian="Calibri1" style:font-size-asian="8.75pt" style:font-weight-asian="normal" style:font-name-complex="Calibri1" style:font-size-complex="10pt" style:font-weight-complex="normal"/>
    </style:style>
    <style:style style:name="T9" style:family="text">
      <style:text-properties fo:font-size="10pt" fo:font-weight="normal" officeooo:rsid="0034860a" style:font-name-asian="Calibri1" style:font-size-asian="8.75pt" style:font-weight-asian="normal" style:font-name-complex="Calibri1" style:font-size-complex="10pt" style:font-weight-complex="normal"/>
    </style:style>
    <style:style style:name="T10" style:family="text">
      <style:text-properties fo:font-size="10pt" officeooo:rsid="0030b9a5" style:font-size-asian="8.75pt" style:font-size-complex="10pt"/>
    </style:style>
    <style:style style:name="T11" style:family="text">
      <style:text-properties fo:font-size="10pt" officeooo:rsid="0034860a" style:font-size-asian="8.75pt" style:font-size-complex="10pt"/>
    </style:style>
    <style:style style:name="T12" style:family="text">
      <style:text-properties officeooo:rsid="0031dcca"/>
    </style:style>
    <style:style style:name="T13" style:family="text">
      <style:text-properties officeooo:rsid="0034939f"/>
    </style:style>
    <style:style style:name="T14" style:family="text">
      <style:text-properties officeooo:rsid="00354956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ЛАБОРАТОРНАЯ РАБОТА №<text:span text:style-name="T7">2</text:span></text:p>
      <text:p text:style-name="P1"><text:span text:style-name="T1">Выполнил: </text:span><text:span text:style-name="T2">Лукин Б.А.</text:span><text:span text:style-name="T1">, группа 15206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НГУ 2017 г.</text:p>
      <text:p text:style-name="P1"><text:soft-page-break/></text:p>
      <text:p text:style-name="P1"/>
      <text:p text:style-name="P3">Цел<text:span text:style-name="T6">ь</text:span> работы :</text:p>
      <text:list xml:id="list768727076" text:style-name="WWNum1">
        <text:list-header>
          <text:p text:style-name="P20">оценить производительность вычислительной системы при различных операций с данными.</text:p>
        </text:list-header>
      </text:list>
      <text:p text:style-name="Standard"/>
      <text:p text:style-name="Standard"/>
      <text:p text:style-name="P6">Постановка задач<text:span text:style-name="T7">и:</text:span></text:p>
      <text:p text:style-name="P21">Выполнить оценку производительности заданной операции работы с данными. Для тестирования использовать массивы большого размера (порядка 100 MB). Проанализировать основные источники временных затрат для данной операции.</text:p>
      <text:p text:style-name="P19">Оценить скорость копирования (МБ/с, тактов/элемент) элементов массива, представленного в виде std::vector, используя различные типы элементов данных: 1, 2, 4, 8, 16 (32) байт. Копирование выполнять двумя способами:</text:p>
      <text:list xml:id="list922740581" text:style-name="L2">
        <text:list-item>
          <text:p text:style-name="P18">перебирать элементы с помощью итератора,</text:p>
        </text:list-item>
        <text:list-item>
          <text:p text:style-name="P17">с помощью оператора присваивания всего контейнера.</text:p>
        </text:list-item>
      </text:list>
      <text:p text:style-name="P4"><text:span text:style-name="T3">Полный компилируемый листинг реализованной программы, </text:span><text:span text:style-name="T4">ассемблерный листинг которого модифицировался в дальнейшем</text:span><text:span text:style-name="T3">. </text:span></text:p>
      <text:p text:style-name="P8">#include &lt;vector&gt;</text:p>
      <text:p text:style-name="P8">#include &lt;iostream&gt;</text:p>
      <text:p text:style-name="P8">#include &lt;cstdint&gt;</text:p>
      <text:p text:style-name="P8">#include &lt;complex&gt;</text:p>
      <text:p text:style-name="P8">#include &lt;immintrin.h&gt;</text:p>
      <text:p text:style-name="P8">using namespace std;</text:p>
      <text:p text:style-name="P8">typedef unsigned long long ull;</text:p>
      <text:p text:style-name="P8">inline unsigned long long rdtsc() {</text:p>
      <text:p text:style-name="P8"><text:s text:c="4"/>unsigned int lo, hi;</text:p>
      <text:p text:style-name="P8"><text:s text:c="4"/>asm volatile ( "rdtsc\n" : "=a" (lo), "=d" (hi) );</text:p>
      <text:p text:style-name="P8"><text:s text:c="4"/>return ((unsigned long long)hi &lt;&lt; 32) | lo;</text:p>
      <text:p text:style-name="P8">}</text:p>
      <text:p text:style-name="P8"/>
      <text:p text:style-name="P8">typedef struct timespec timespec;</text:p>
      <text:p text:style-name="P8"/>
      <text:p text:style-name="P8">inline timespec gettime() {</text:p>
      <text:p text:style-name="P8"><text:s text:c="4"/>timespec time;</text:p>
      <text:p text:style-name="P8"><text:s text:c="4"/>clock_gettime(CLOCK_MONOTONIC_RAW, &amp;time);</text:p>
      <text:p text:style-name="P8"><text:s text:c="4"/>return time;</text:p>
      <text:p text:style-name="P8">}</text:p>
      <text:p text:style-name="P8"/>
      <text:p text:style-name="P8">inline void update_min(timespec start, timespec end, timespec&amp; min) {</text:p>
      <text:p text:style-name="P8"><text:s text:c="4"/>timespec tmp = {end.tv_sec - start.tv_sec - (end.tv_nsec - start.tv_nsec &lt; 0), (end.tv_nsec - start.tv_nsec + 1000000000) % 1000000000};</text:p>
      <text:p text:style-name="P8"><text:s text:c="4"/>min = min.tv_sec &lt; tmp.tv_sec ? min : (min.tv_nsec &lt; tmp.tv_nsec ? min : tmp); </text:p>
      <text:p text:style-name="P8">}</text:p>
      <text:p text:style-name="P8"/>
      <text:p text:style-name="P8">template&lt;class T&gt;</text:p>
      <text:p text:style-name="P8">void func(size_t size = sizeof(T)) {</text:p>
      <text:p text:style-name="P8"><text:s text:c="4"/>vector&lt;T&gt; *v1 = new vector&lt;T&gt;(1024 * 1024 * 100 / size);</text:p>
      <text:p text:style-name="P8"><text:s text:c="4"/>vector&lt;T&gt; *v2 = new vector&lt;T&gt;(1024 * 1024 * 100 / size);</text:p>
      <text:p text:style-name="P8"><text:s text:c="4"/>{</text:p>
      <text:p text:style-name="P8"><text:s text:c="8"/>ull start, end, min = UINT64_MAX;</text:p>
      <text:p text:style-name="P8"><text:s text:c="8"/>for (size_t i = 0; i &lt; 100; ++i) {</text:p>
      <text:p text:style-name="P8"><text:s text:c="12"/>start = rdtsc();</text:p>
      <text:p text:style-name="P8"><text:s text:c="12"/>for (auto it1 = v1-&gt;begin(), it2 = v2-&gt;begin(); it1 != v1-&gt;end(); ++it1, ++it2) {</text:p>
      <text:p text:style-name="P8"><text:s text:c="16"/>*it1 = *it2;</text:p>
      <text:p text:style-name="P8"><text:s text:c="12"/>}</text:p>
      <text:p text:style-name="P8"><text:s text:c="12"/>end = rdtsc();</text:p>
      <text:p text:style-name="P8"><text:s text:c="12"/>min = min &lt; end - start ? min : end - start;</text:p>
      <text:p text:style-name="P8"><text:s text:c="8"/>}</text:p>
      <text:p text:style-name="P8"><text:s text:c="8"/>cout &lt;&lt; size &lt;&lt; " : " &lt;&lt; endl &lt;&lt; ((double)min / (1024 * 1024 * 100 / size)) &lt;&lt; *(int*)&amp;(*v1)[100] &lt;&lt; *(int*)&amp;(*v2)[100]&lt;&lt; endl;</text:p>
      <text:p text:style-name="P8"><text:s text:c="4"/>delete v1;</text:p>
      <text:p text:style-name="P8"><text:s text:c="4"/>delete v2;</text:p>
      <text:p text:style-name="P8"><text:s text:c="4"/>v1 = new vector&lt;T&gt;(1024 * 1024 * 100 / size);</text:p>
      <text:p text:style-name="P8"><text:s text:c="4"/>v2 = new vector&lt;T&gt;(1024 * 1024 * 100 / size);</text:p>
      <text:p text:style-name="P8"><text:s text:c="8"/>min = UINT64_MAX;</text:p>
      <text:p text:style-name="P8"><text:s text:c="8"/>for (size_t i = 0; i &lt; 100; ++i) {</text:p>
      <text:p text:style-name="P8"><text:s text:c="12"/>start = rdtsc();</text:p>
      <text:p text:style-name="P8"><text:s text:c="12"/>*v1 = *v2;</text:p>
      <text:p text:style-name="P8"><text:s text:c="12"/>end = rdtsc();</text:p>
      <text:p text:style-name="P8"><text:s text:c="12"/>min = min &lt; end - start ? min : end - start;</text:p>
      <text:p text:style-name="P8"><text:s text:c="8"/>}</text:p>
      <text:p text:style-name="P8"><text:s text:c="8"/>cout &lt;&lt; ((double)min / (1024 * 1024 * 100 / size)) &lt;&lt; *(int*)&amp;(*v1)[100] &lt;&lt; *(int*)&amp;(*v2)[100]&lt;&lt; endl;</text:p>
      <text:p text:style-name="P8"><text:s text:c="4"/>delete v1;</text:p>
      <text:p text:style-name="P8"><text:soft-page-break/><text:s text:c="4"/>delete v2;</text:p>
      <text:p text:style-name="P8"><text:s text:c="4"/>}</text:p>
      <text:p text:style-name="P8"><text:s text:c="4"/>{</text:p>
      <text:p text:style-name="P8"><text:s text:c="4"/>v1 = new vector&lt;T&gt;(1024 * 1024 * 100 / size);</text:p>
      <text:p text:style-name="P8"><text:s text:c="4"/>v2 = new vector&lt;T&gt;(1024 * 1024 * 100 / size);</text:p>
      <text:p text:style-name="P8"><text:s text:c="8"/>timespec start, end, min = {INT64_MAX, INT64_MAX};</text:p>
      <text:p text:style-name="P8"><text:s text:c="8"/>for (size_t i = 0; i &lt; 100; ++i) {</text:p>
      <text:p text:style-name="P8"><text:s text:c="12"/>start = gettime();</text:p>
      <text:p text:style-name="P8"><text:s text:c="12"/>for (auto it1 = v1-&gt;begin(), it2 = v2-&gt;begin(); it1 != v1-&gt;end(); ++it1, ++it2) {</text:p>
      <text:p text:style-name="P8"><text:s text:c="16"/>*it1 = *it2;</text:p>
      <text:p text:style-name="P8"><text:s text:c="12"/>}</text:p>
      <text:p text:style-name="P8"><text:s text:c="12"/>end = gettime();</text:p>
      <text:p text:style-name="P8"><text:s text:c="12"/>update_min(start, end, min);</text:p>
      <text:p text:style-name="P8"><text:s text:c="8"/>}</text:p>
      <text:p text:style-name="P8"><text:s text:c="8"/>cout &lt;&lt; size &lt;&lt; " : " &lt;&lt; *(int*)&amp;(*v1)[100] &lt;&lt; *(int*)&amp;(*v2)[100]&lt;&lt; endl;</text:p>
      <text:p text:style-name="P8"><text:s text:c="8"/>cout &lt;&lt; fixed &lt;&lt; (100) / ((double)min.tv_sec + min.tv_nsec / 1000000000.) &lt;&lt; endl;</text:p>
      <text:p text:style-name="P8"><text:s text:c="8"/>cout.flush();</text:p>
      <text:p text:style-name="P8"><text:s text:c="4"/>delete v1;</text:p>
      <text:p text:style-name="P8"><text:s text:c="4"/>delete v2;</text:p>
      <text:p text:style-name="P8"><text:s text:c="4"/>v1 = new vector&lt;T&gt;(1024 * 1024 * 100 / size);</text:p>
      <text:p text:style-name="P8"><text:s text:c="4"/>v2 = new vector&lt;T&gt;(1024 * 1024 * 100 / size);</text:p>
      <text:p text:style-name="P8"><text:s text:c="8"/>min = {INT64_MAX,INT64_MAX};</text:p>
      <text:p text:style-name="P8"><text:s text:c="8"/>for (size_t i = 0; i &lt; 100; ++i) {</text:p>
      <text:p text:style-name="P8"><text:s text:c="12"/>start = gettime();</text:p>
      <text:p text:style-name="P8"><text:s text:c="12"/>*v1 = *v2;</text:p>
      <text:p text:style-name="P8"><text:s text:c="12"/>end = gettime();</text:p>
      <text:p text:style-name="P8"><text:s text:c="12"/>update_min(start, end, min);</text:p>
      <text:p text:style-name="P8"><text:s text:c="8"/>}</text:p>
      <text:p text:style-name="P8"><text:s text:c="8"/>cout &lt;&lt; fixed &lt;&lt; (100) / ((double)min.tv_sec + min.tv_nsec / 1000000000.) &lt;&lt; endl;</text:p>
      <text:p text:style-name="P8"><text:s text:c="8"/>cout &lt;&lt; *(int*)&amp;(*v1)[100] &lt;&lt; *(int*)&amp;(*v2)[100]&lt;&lt; endl;</text:p>
      <text:p text:style-name="P8"><text:s text:c="8"/>cout.flush();</text:p>
      <text:p text:style-name="P8"><text:s text:c="4"/>delete v1;</text:p>
      <text:p text:style-name="P8"><text:s text:c="4"/>delete v2;</text:p>
      <text:p text:style-name="P8"><text:s text:c="4"/>}</text:p>
      <text:p text:style-name="P8">}</text:p>
      <text:p text:style-name="P8"/>
      <text:p text:style-name="P8">int main() {</text:p>
      <text:p text:style-name="P8"><text:s text:c="4"/>cout.precision(15);</text:p>
      <text:p text:style-name="P8"><text:s text:c="4"/>func&lt;int8_t&gt;();</text:p>
      <text:p text:style-name="P8"><text:s text:c="4"/>func&lt;int16_t&gt;();</text:p>
      <text:p text:style-name="P8"><text:s text:c="4"/>func&lt;int32_t&gt;();</text:p>
      <text:p text:style-name="P8"><text:s text:c="4"/>func&lt;int64_t&gt;();</text:p>
      <text:p text:style-name="P8"><text:s text:c="4"/>func&lt;__int128&gt;();</text:p>
      <text:p text:style-name="P8"><text:s text:c="4"/>func&lt;__m256i&gt;();</text:p>
      <text:p text:style-name="P8">}</text:p>
      <text:p text:style-name="P12">Оценки производительности</text:p>
      <text:p text:style-name="P11"><text:span text:style-name="T5">процессор: </text:span><text:span text:style-name="T8">Intel Celeron CPU N3</text:span><text:span text:style-name="T9">0</text:span><text:span text:style-name="T8">50 </text:span><text:span text:style-name="T9">(</text:span><text:span text:style-name="T11">Braswell</text:span><text:span text:style-name="T9">)</text:span></text:p>
      <text:p text:style-name="P10">компилятор: gcc 7.2.0</text:p>
      <text:p text:style-name="P10">команда компиляции: g++ main.cpp -O3 -std=c++11</text:p>
      <table:table table:name="производительность" table:style-name="производительность">
        <table:table-column table:style-name="производительность.A"/>
        <table:table-column table:style-name="производительность.B"/>
        <table:table-column table:style-name="производительность.C" table:number-columns-repeated="2"/>
        <table:table-column table:style-name="производительность.E"/>
        <table:table-row>
          <table:table-cell table:style-name="производительность.A1" office:value-type="string">
            <text:p text:style-name="P24"/>
          </table:table-cell>
          <table:table-cell table:style-name="производительность.A1" table:number-columns-spanned="2" office:value-type="string">
            <text:p text:style-name="P24">итератор</text:p>
          </table:table-cell>
          <table:covered-table-cell/>
          <table:table-cell table:style-name="производительность.D1" table:number-columns-spanned="2" office:value-type="string">
            <text:p text:style-name="P24">Оператор <text:span text:style-name="T12">присваивания</text:span></text:p>
          </table:table-cell>
          <table:covered-table-cell/>
        </table:table-row>
        <table:table-row>
          <table:table-cell table:style-name="производительность.A2" office:value-type="string">
            <text:p text:style-name="P24">Размер типа в байтах</text:p>
          </table:table-cell>
          <table:table-cell table:style-name="производительность.A2" office:value-type="string">
            <text:p text:style-name="P24">Такт/<text:span text:style-name="T13">элемент</text:span></text:p>
          </table:table-cell>
          <table:table-cell table:style-name="производительность.A2" office:value-type="string">
            <text:p text:style-name="P24">мб/сек</text:p>
          </table:table-cell>
          <table:table-cell table:style-name="производительность.A2" office:value-type="string">
            <text:p text:style-name="P25">Такт/<text:span text:style-name="T13">элемент</text:span></text:p>
          </table:table-cell>
          <table:table-cell table:style-name="производительность.E2" office:value-type="string">
            <text:p text:style-name="P24">мб/сек</text:p>
          </table:table-cell>
        </table:table-row>
        <table:table-row>
          <table:table-cell table:style-name="производительность.A2" office:value-type="string">
            <text:p text:style-name="P24">1</text:p>
          </table:table-cell>
          <table:table-cell table:style-name="производительность.A2" office:value-type="string">
            <text:p text:style-name="P23">2.8350600</text:p>
          </table:table-cell>
          <table:table-cell table:style-name="производительность.A2" office:value-type="string">
            <text:p text:style-name="P23">608.973666657</text:p>
          </table:table-cell>
          <table:table-cell table:style-name="производительность.A2" office:value-type="string">
            <text:p text:style-name="P23">0.52880400</text:p>
          </table:table-cell>
          <table:table-cell table:style-name="производительность.E2" office:value-type="string">
            <text:p text:style-name="P23">2884.608450460</text:p>
          </table:table-cell>
        </table:table-row>
        <table:table-row>
          <table:table-cell table:style-name="производительность.A2" office:value-type="string">
            <text:p text:style-name="P24">2</text:p>
          </table:table-cell>
          <table:table-cell table:style-name="производительность.A2" office:value-type="string">
            <text:p text:style-name="P23">1.7579400</text:p>
          </table:table-cell>
          <table:table-cell table:style-name="производительность.A2" office:value-type="string">
            <text:p text:style-name="P23">1735.602272299</text:p>
          </table:table-cell>
          <table:table-cell table:style-name="производительность.A2" office:value-type="string">
            <text:p text:style-name="P23">1.0578500</text:p>
          </table:table-cell>
          <table:table-cell table:style-name="производительность.E2" office:value-type="string">
            <text:p text:style-name="P23">2881.804932065</text:p>
          </table:table-cell>
        </table:table-row>
        <table:table-row>
          <table:table-cell table:style-name="производительность.A2" office:value-type="string">
            <text:p text:style-name="P24">4</text:p>
          </table:table-cell>
          <table:table-cell table:style-name="производительность.A2" office:value-type="string">
            <text:p text:style-name="P23">3.5151100</text:p>
          </table:table-cell>
          <table:table-cell table:style-name="производительность.A2" office:value-type="string">
            <text:p text:style-name="P23">1736.423878432</text:p>
          </table:table-cell>
          <table:table-cell table:style-name="производительность.A2" office:value-type="string">
            <text:p text:style-name="P23">2.1145400</text:p>
          </table:table-cell>
          <table:table-cell table:style-name="производительность.E2" office:value-type="string">
            <text:p text:style-name="P23">2883.868074571</text:p>
          </table:table-cell>
        </table:table-row>
        <table:table-row>
          <table:table-cell table:style-name="производительность.A2" office:value-type="string">
            <text:p text:style-name="P24">8</text:p>
          </table:table-cell>
          <table:table-cell table:style-name="производительность.A2" office:value-type="string">
            <text:p text:style-name="P23">7.0286700</text:p>
          </table:table-cell>
          <table:table-cell table:style-name="производительность.A2" office:value-type="string">
            <text:p text:style-name="P23">1736.708104522</text:p>
          </table:table-cell>
          <table:table-cell table:style-name="производительность.A2" office:value-type="string">
            <text:p text:style-name="P23">4.2405300</text:p>
          </table:table-cell>
          <table:table-cell table:style-name="производительность.E2" office:value-type="string">
            <text:p text:style-name="P23">2881.494615120</text:p>
          </table:table-cell>
        </table:table-row>
        <table:table-row>
          <table:table-cell table:style-name="производительность.A2" office:value-type="string">
            <text:p text:style-name="P24">16</text:p>
          </table:table-cell>
          <table:table-cell table:style-name="производительность.A2" office:value-type="string">
            <text:p text:style-name="P23">14.081800</text:p>
          </table:table-cell>
          <table:table-cell table:style-name="производительность.A2" office:value-type="string">
            <text:p text:style-name="P23">1734.471102436</text:p>
          </table:table-cell>
          <table:table-cell table:style-name="производительность.A2" office:value-type="string">
            <text:p text:style-name="P23">8.4831400</text:p>
          </table:table-cell>
          <table:table-cell table:style-name="производительность.E2" office:value-type="string">
            <text:p text:style-name="P23">2884.175825126</text:p>
          </table:table-cell>
        </table:table-row>
        <table:table-row>
          <table:table-cell table:style-name="производительность.A2" office:value-type="string">
            <text:p text:style-name="P24">32</text:p>
          </table:table-cell>
          <table:table-cell table:style-name="производительность.A2" office:value-type="string">
            <text:p text:style-name="P22">28.049500</text:p>
          </table:table-cell>
          <table:table-cell table:style-name="производительность.A2" office:value-type="string">
            <text:p text:style-name="P23">1740.065530867</text:p>
          </table:table-cell>
          <table:table-cell table:style-name="производительность.A2" office:value-type="string">
            <text:p text:style-name="P23">16.929100</text:p>
          </table:table-cell>
          <table:table-cell table:style-name="производительность.E2" office:value-type="string">
            <text:p text:style-name="P23">2884.378643691</text:p>
          </table:table-cell>
        </table:table-row>
      </table:table>
      <text:p text:style-name="P5"/>
      <text:p text:style-name="P5">Вывод по результатам лабораторной работы.</text:p>
      <text:p text:style-name="P16">Мой компилятор генерирует три разновидности кода для копирования:</text:p>
      <text:list xml:id="list4107970693" text:style-name="L3">
        <text:list-item>
          <text:p text:style-name="P13">итерация по массиву однобайтовых элементов: копирование по одному байту за итерацию</text:p>
        </text:list-item>
        <text:list-item>
          <text:p text:style-name="P13">итерация по массиву с элементами &gt; 1 байта:<text:tab/>копирование с использованием xmm регистров</text:p>
        </text:list-item>
        <text:list-item>
          <text:p text:style-name="P13">оператор присваивания: вызов memcpy</text:p>
        </text:list-item>
      </text:list>
      <text:p text:style-name="P14"><text:span text:style-name="T14">Р</text:span>азница производительности между ними хорошо видна в таблице. <text:span text:style-name="T14">Во 2 и 3 случаях размер элементов не учитывается, следовательно не влияет на производительность.</text:span></text:p>
      <text:p text:style-name="P15">Функция memcpy оптимизирована лучше, чем компилятор может оптимизировать копирование массива с помощью векторных расширений, копирует примерно в 1.65 раз больший объём за одинаковое время.</text:p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ans1" svg:font-family="'Liberation Sans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ru" fo:country="RU" style:letter-kerning="true" style:font-name-asian="Calibri1" style:font-size-asian="10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Calibri" fo:font-size="11pt" fo:language="ru" fo:country="RU" style:letter-kerning="true" style:font-name-asian="Calibri1" style:font-size-asian="10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fo:hyphenation-ladder-count="no-limit" style:writing-mode="lr-tb"/>
      <style:text-properties fo:color="#00000a" fo:font-size="11pt" style:font-size-asian="11pt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Standard" style:default-outline-level="" style:class="chapter">
      <style:paragraph-properties fo:margin-top="0.1665in" fo:margin-bottom="0.0835in" loext:contextual-spacing="false" fo:keep-with-next="always"/>
      <style:text-properties style:font-name="Liberation Sans1" fo:font-family="'Liberation Sans'" style:font-family-generic="roman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index_20_heading" style:display-name="index heading" style:family="paragraph" style:parent-style-name="Standard" style:default-outline-level="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Heading_20_4" style:display-name="Heading 4" style:family="paragraph" style:parent-style-name="Heading" style:class="text"/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7417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4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4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4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4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4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4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4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4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7417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4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4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4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4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4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4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4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4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82in" fo:margin-bottom="1in" fo:margin-left="0.5626in" fo:margin-right="0.539in" style:writing-mode="lr-tb" style:layout-grid-color="#c0c0c0" style:layout-grid-lines="39" style:layout-grid-base-height="0.1591in" style:layout-grid-ruby-height="0.0909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30</meta:editing-cycles>
    <meta:creation-date>2012-08-07T04:01:00</meta:creation-date>
    <dc:date>2017-11-14T17:51:11.321318540</dc:date>
    <dc:language>ru-RU</dc:language>
    <meta:editing-duration>P2DT15H43M30S</meta:editing-duration>
    <meta:generator>LibreOffice/5.4.1.2$Linux_X86_64 LibreOffice_project/40m0$Build-2</meta:generator>
    <meta:document-statistic meta:table-count="1" meta:image-count="0" meta:object-count="0" meta:page-count="5" meta:paragraph-count="153" meta:word-count="724" meta:character-count="5185" meta:non-whitespace-character-count="4069"/>
    <meta:user-defined meta:name="AppVersion">16.0000</meta:user-defined>
    <meta:user-defined meta:name="Company">diakov.ne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